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5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12cm" svg:height="7.236cm" svg:x="1.785cm" svg:y="1.40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197cm" svg:height="1.017cm" svg:x="8.497cm" svg:y="7.962cm">
          <draw:text-box>
            <text:p>actionIdx <text:s/>lopIdx</text:p>
          </draw:text-box>
        </draw:frame>
        <draw:custom-shape draw:style-name="gr3" draw:text-style-name="P1" draw:layer="layout" svg:width="6.012cm" svg:height="0.801cm" svg:x="1.785cm" svg:y="7.557cm">
          <text:p text:style-name="P1">rule, own a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12cm" svg:height="0.703cm" svg:x="1.785cm" svg:y="5.692cm">
          <text:p text:style-name="P1">LOP rule, own ac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12cm" svg:height="0.803cm" svg:x="1.785cm" svg:y="3.509cm">
          <text:p text:style-name="P1">LOP rule, or-ac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002cm" svg:y1="7.857cm" svg:x2="7.837cm" svg:y2="7.857cm">
          <text:p/>
        </draw:line>
        <draw:custom-shape draw:style-name="gr5" draw:text-style-name="P1" draw:layer="layout" svg:width="6.012cm" svg:height="0.702cm" svg:x="1.785cm" svg:y="4.971cm">
          <text:p text:style-name="P1">rule, or-a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12cm" svg:height="0.822cm" svg:x="1.785cm" svg:y="2.706cm">
          <text:p text:style-name="P1">rule, or-ac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002cm" svg:y1="6.033cm" svg:x2="7.838cm" svg:y2="6.034cm">
          <text:p/>
        </draw:line>
        <draw:polyline draw:style-name="gr6" draw:text-style-name="P1" draw:layer="layout" svg:width="2.224cm" svg:height="2.785cm" svg:x="7.817cm" svg:y="5.312cm" svg:viewBox="0 0 2225 2786" draw:points="2225,2786 2207,2 0,0">
          <text:p/>
        </draw:polyline>
        <draw:line draw:style-name="gr7" draw:text-style-name="P1" draw:layer="layout" svg:x1="9.901cm" svg:y1="6.033cm" svg:x2="12.487cm" svg:y2="6.033cm">
          <text:p/>
        </draw:line>
        <draw:polyline draw:style-name="gr6" draw:text-style-name="P1" draw:layer="layout" svg:width="4.709cm" svg:height="4.088cm" svg:x="7.797cm" svg:y="3.929cm" svg:viewBox="0 0 4710 4089" draw:points="4710,4089 4670,0 0,0">
          <text:p/>
        </draw:polyline>
        <draw:frame draw:style-name="gr2" draw:text-style-name="P2" draw:layer="layout" svg:width="1.916cm" svg:height="1.026cm" svg:x="1.703cm" svg:y="1.223cm">
          <draw:text-box>
            <text:p><text:span text:style-name="T1">Rules</text:span></text:p>
          </draw:text-box>
        </draw:frame>
        <draw:custom-shape draw:style-name="gr8" draw:text-style-name="P1" draw:layer="layout" svg:width="1.684cm" svg:height="0.42cm" svg:x="8.538cm" svg:y="1.20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2cm" svg:height="1.529cm" svg:x="10.102cm" svg:y="0.882cm">
          <draw:text-box>
            <text:p text:style-name="P3"><text:span text:style-name="T2">copied</text:span></text:p>
            <text:p text:style-name="P3"><text:span text:style-name="T2">action block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1M18S</meta:editing-duration>
    <meta:editing-cycles>8</meta:editing-cycles>
    <dc:date>2014-01-20T13:20:50.377434597</dc:date>
    <meta:generator>LibreOffice/4.1.4.2$Linux_x86 LibreOffice_project/410m0$Build-2</meta:generator>
    <meta:document-statistic meta:object-count="39"/>
  </office:meta>
</office:document-meta>
</file>